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2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69695869380605673" text:style-name="L1">
        <text:list-item>
          <text:p text:style-name="P1">http://www.literateprogramming.com/adventure.pdf</text:p>
        </text:list-item>
        <text:list-item>
          <text:p text:style-name="P1"/>
        </text:list-item>
        <text:list-item>
          <text:p text:style-name="P1"/>
        </text:list-item>
        <text:list-item>
          <text:p text:style-name="P1">The road is where you start; its long desc is now famous, having been quoted by Steven Levy in his book Hackers.</text:p>
        </text:list-item>
        <text:list-item>
          <text:p text:style-name="P1">The instructions here say that if you want to go west, or up, or on the road, we take you to hill ; if you want to go east, or in, or to the house, or if you say ‘enter’, we take you to house ; etc. Of course you won’t know about all the motions available at this point until you have played the game for awhile. h </text:p>
        </text:list-item>
        <text:list-item>
          <text:p text:style-name="P1">Build the travel table </text:p>
        </text:list-item>
        <text:list-item>
          <text:p text:style-name="P1">23 i ≡ </text:p>
        </text:list-item>
        <text:list-item>
          <text:p text:style-name="P1">q = travels ; </text:p>
        </text:list-item>
        <text:list-item>
          <text:p text:style-name="P1">make loc(road , "YouÃareÃstandingÃatÃtheÃendÃofÃaÃroadÃbeforeÃaÃsmallÃbrickÃbuilding.\n\ AroundÃyouÃisÃaÃforest.ÃÃAÃsmallÃstreamÃflowsÃoutÃofÃtheÃbuildingÃand\n\ downÃaÃgully.", </text:p>
        </text:list-item>
        <text:list-item>
          <text:p text:style-name="P1">"You’reÃatÃendÃofÃroadÃagain.", lighted + liquid ); </text:p>
        </text:list-item>
        <text:list-item>
          <text:p text:style-name="P1">make inst(W, 0, hill); ditto(U); ditto(ROAD);</text:p>
        </text:list-item>
        <text:list-item>
          <text:p text:style-name="P1"><text:s/>make inst(E, 0, house ); ditto(IN); ditto(HOUSE); ditto(ENTER); </text:p>
        </text:list-item>
        <text:list-item>
          <text:p text:style-name="P1">make inst(S, 0, valley ); ditto(D); ditto(GULLY); ditto(STREAM); ditto(DOWNSTREAM); </text:p>
        </text:list-item>
        <text:list-item>
          <text:p text:style-name="P1">make inst(N, 0, forest); ditto(WOODS); </text:p>
        </text:list-item>
        <text:list-item>
          <text:p text:style-name="P1">make inst(DEPRESSION, 0, outside ); </text:p>
        </text:list-item>
        <text:list-item>
          <text:p text:style-name="P1"/>
        </text:list-item>
        <text:list-item>
          <text:p text:style-name="P1">See also sections 24, 25, 26, 27, 28, 29, 30, 31, 32, 33, 34, 35, 36, 37, 38, 39, 40, 41, 42, 43, 44, 45, 46, 47, 48, 49, 50, 51, 52, 5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 Miller</meta:initial-creator>
    <meta:creation-date>2020-11-11T08:38:31.35</meta:creation-date>
    <dc:date>2020-11-11T08:47:07.02</dc:date>
    <dc:creator>Jim Miller</dc:creator>
    <meta:editing-duration>PT8M37S</meta:editing-duration>
    <meta:editing-cycles>2</meta:editing-cycles>
    <meta:generator>OpenOffice/4.1.7$Win32 OpenOffice.org_project/417m1$Build-9800</meta:generator>
    <meta:document-statistic meta:table-count="0" meta:image-count="0" meta:object-count="0" meta:page-count="1" meta:paragraph-count="14" meta:word-count="194" meta:character-count="1198"/>
  </office:meta>
</office:document-meta>
</file>